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ato" svg:font-family="Lato, Arial, sans-serif"/>
    <style:font-face style:name="Lato1" svg:font-family="Lato, arial, sans-serif"/>
    <style:font-face style:name="Lohit Devanagari1" svg:font-family="'Lohit Devanagari'"/>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text-transform="uppercase" fo:color="#333333" style:font-name="Ubuntu Light" fo:font-size="16.5pt" fo:letter-spacing="normal" fo:font-style="normal" fo:font-weight="normal" officeooo:paragraph-rsid="00193bc4"/>
    </style:style>
    <style:style style:name="P2" style:family="paragraph" style:parent-style-name="Standard">
      <style:paragraph-properties fo:margin-left="0in" fo:margin-right="0in" fo:orphans="2" fo:widows="2" fo:text-indent="0in" style:auto-text-indent="false"/>
      <style:text-properties fo:text-transform="uppercase" fo:color="#333333" style:font-name="Ubuntu Light" fo:font-size="12pt" fo:letter-spacing="normal" fo:font-style="normal" fo:font-weight="normal" officeooo:rsid="00193bc4" officeooo:paragraph-rsid="00193bc4" style:font-size-asian="10.5pt" style:font-size-complex="12pt"/>
    </style:style>
    <style:style style:name="P3" style:family="paragraph" style:parent-style-name="Text_20_body">
      <style:text-properties officeooo:paragraph-rsid="00193bc4"/>
    </style:style>
    <style:style style:name="P4" style:family="paragraph" style:parent-style-name="Text_20_body">
      <style:text-properties officeooo:paragraph-rsid="0019edd9"/>
    </style:style>
    <style:style style:name="P5" style:family="paragraph" style:parent-style-name="Text_20_body">
      <style:text-properties fo:font-weight="bold" officeooo:paragraph-rsid="0019edd9" style:font-weight-asian="bold" style:font-weight-complex="bold"/>
    </style:style>
    <style:style style:name="P6" style:family="paragraph" style:parent-style-name="Text_20_body">
      <style:text-properties fo:font-weight="normal" officeooo:rsid="0019edd9" officeooo:paragraph-rsid="0019edd9" style:font-weight-asian="normal" style:font-weight-complex="normal"/>
    </style:style>
    <style:style style:name="P7" style:family="paragraph" style:parent-style-name="Text_20_body">
      <style:text-properties fo:font-weight="normal" officeooo:rsid="0019edd9" officeooo:paragraph-rsid="00193bc4" style:font-weight-asian="normal" style:font-weight-complex="normal"/>
    </style:style>
    <style:style style:name="P8" style:family="paragraph" style:parent-style-name="Text_20_body">
      <style:text-properties fo:font-weight="bold" officeooo:rsid="0019edd9" officeooo:paragraph-rsid="0019edd9" style:font-weight-asian="bold" style:font-weight-complex="bold"/>
    </style:style>
    <style:style style:name="P9" style:family="paragraph" style:parent-style-name="Text_20_body" style:list-style-name="L1">
      <style:text-properties officeooo:rsid="0019edd9" officeooo:paragraph-rsid="0019edd9"/>
    </style:style>
    <style:style style:name="P10" style:family="paragraph" style:parent-style-name="Text_20_body" style:list-style-name="L1">
      <style:text-properties style:text-underline-style="none" officeooo:rsid="0019edd9" officeooo:paragraph-rsid="0019edd9"/>
    </style:style>
    <style:style style:name="P11" style:family="paragraph" style:parent-style-name="Text_20_body">
      <style:text-properties style:text-underline-style="none" officeooo:rsid="001a058a" officeooo:paragraph-rsid="0019edd9"/>
    </style:style>
    <style:style style:name="P12" style:family="paragraph" style:parent-style-name="Text_20_body">
      <style:text-properties style:text-underline-style="none" officeooo:rsid="001a058a" officeooo:paragraph-rsid="001a058a"/>
    </style:style>
    <style:style style:name="P13" style:family="paragraph" style:parent-style-name="Text_20_body">
      <style:text-properties officeooo:paragraph-rsid="00193bc4"/>
    </style:style>
    <style:style style:name="P14" style:family="paragraph" style:parent-style-name="Text_20_body" style:list-style-name="L2">
      <style:text-properties officeooo:rsid="001b0868" officeooo:paragraph-rsid="001b0868"/>
    </style:style>
    <style:style style:name="P15" style:family="paragraph" style:parent-style-name="Text_20_body">
      <style:text-properties officeooo:paragraph-rsid="001b0868"/>
    </style:style>
    <style:style style:name="P16" style:family="paragraph" style:parent-style-name="Text_20_body" style:list-style-name="L4">
      <style:text-properties officeooo:rsid="001e311f" officeooo:paragraph-rsid="001e311f"/>
    </style:style>
    <style:style style:name="P17" style:family="paragraph" style:parent-style-name="Text_20_body" style:list-style-name="L5">
      <style:text-properties officeooo:rsid="001e869f" officeooo:paragraph-rsid="001e869f"/>
    </style:style>
    <style:style style:name="P18" style:family="paragraph" style:parent-style-name="Text_20_body">
      <style:text-properties officeooo:rsid="001e869f" officeooo:paragraph-rsid="001e869f"/>
    </style:style>
    <style:style style:name="P19" style:family="paragraph" style:parent-style-name="Text_20_body" style:list-style-name="L6">
      <style:text-properties officeooo:rsid="00208209" officeooo:paragraph-rsid="00208209"/>
    </style:style>
    <style:style style:name="P20" style:family="paragraph" style:parent-style-name="Text_20_body" style:list-style-name="L6">
      <style:text-properties style:font-name="Liberation Serif" officeooo:rsid="00208209" officeooo:paragraph-rsid="00208209"/>
    </style:style>
    <style:style style:name="P21" style:family="paragraph" style:parent-style-name="Text_20_body" style:list-style-name="L6">
      <style:text-properties style:use-window-font-color="true" style:font-name="Liberation Serif" fo:font-size="12pt" officeooo:rsid="00208209" officeooo:paragraph-rsid="00208209" fo:background-color="transparent" style:font-size-asian="12pt" style:font-size-complex="12pt"/>
    </style:style>
    <style:style style:name="P22" style:family="paragraph" style:parent-style-name="Heading_20_3">
      <style:text-properties officeooo:rsid="00193bc4" officeooo:paragraph-rsid="00193bc4"/>
    </style:style>
    <style:style style:name="P23" style:family="paragraph" style:parent-style-name="Heading_20_3">
      <style:text-properties style:text-underline-style="none" officeooo:rsid="00193bc4" officeooo:paragraph-rsid="00193bc4"/>
    </style:style>
    <style:style style:name="P24" style:family="paragraph" style:parent-style-name="Heading_20_3">
      <style:text-properties officeooo:paragraph-rsid="00193bc4"/>
    </style:style>
    <style:style style:name="T1" style:family="text">
      <style:text-properties officeooo:rsid="00193bc4"/>
    </style:style>
    <style:style style:name="T2" style:family="text">
      <style:text-properties style:text-underline-style="none"/>
    </style:style>
    <style:style style:name="T3" style:family="text">
      <style:text-properties style:text-underline-style="none" officeooo:rsid="00193bc4"/>
    </style:style>
    <style:style style:name="T4" style:family="text">
      <style:text-properties style:text-underline-style="none" officeooo:rsid="001a058a"/>
    </style:style>
    <style:style style:name="T5" style:family="text">
      <style:text-properties style:text-underline-style="none" officeooo:rsid="001b0868"/>
    </style:style>
    <style:style style:name="T6" style:family="text">
      <style:text-properties style:text-underline-style="none" fo:font-weight="normal" officeooo:rsid="001b0868" style:font-weight-asian="normal" style:font-weight-complex="normal"/>
    </style:style>
    <style:style style:name="T7" style:family="text">
      <style:text-properties style:text-underline-style="none" fo:font-weight="normal" officeooo:rsid="001cc7f6" style:font-weight-asian="normal" style:font-weight-complex="normal"/>
    </style:style>
    <style:style style:name="T8" style:family="text">
      <style:text-properties style:text-underline-style="none" fo:font-weight="normal" officeooo:rsid="001e311f" style:font-weight-asian="normal" style:font-weight-complex="normal"/>
    </style:style>
    <style:style style:name="T9" style:family="text">
      <style:text-properties style:text-underline-style="none" officeooo:rsid="001e311f"/>
    </style:style>
    <style:style style:name="T10" style:family="text">
      <style:text-properties style:text-underline-style="none" officeooo:rsid="001e869f"/>
    </style:style>
    <style:style style:name="T11" style:family="text">
      <style:text-properties fo:color="#000000" style:font-name="Liberation Serif" fo:font-size="12pt" fo:font-weight="normal" fo:background-color="transparent" loext:char-shading-value="0" style:font-size-asian="12pt" style:font-size-complex="12pt"/>
    </style:style>
    <style:style style:name="T12" style:family="text">
      <style:text-properties officeooo:rsid="0019edd9"/>
    </style:style>
    <style:style style:name="T13" style:family="text">
      <style:text-properties fo:font-weight="bold" officeooo:rsid="0019edd9" style:font-weight-asian="bold" style:font-weight-complex="bold"/>
    </style:style>
    <style:style style:name="T14" style:family="text">
      <style:text-properties fo:font-weight="normal" officeooo:rsid="0019edd9" style:font-weight-asian="normal" style:font-weight-complex="normal"/>
    </style:style>
    <style:style style:name="T15" style:family="text">
      <style:text-properties style:text-underline-style="solid" style:text-underline-width="auto" style:text-underline-color="font-color" fo:font-weight="normal" officeooo:rsid="001cc7f6" style:font-weight-asian="normal" style:font-weight-complex="normal"/>
    </style:style>
    <style:style style:name="T16" style:family="text">
      <style:text-properties fo:font-variant="normal" fo:text-transform="none" fo:color="#222222" style:font-name="Lato" fo:font-size="9pt" fo:letter-spacing="normal" fo:font-style="normal" style:text-underline-style="none" fo:font-weight="bold" officeooo:rsid="001e869f"/>
    </style:style>
    <style:style style:name="T17" style:family="text">
      <style:text-properties fo:font-variant="normal" fo:text-transform="none" fo:color="#333333" style:font-name="Lato1" fo:font-size="10.5pt" fo:letter-spacing="normal" fo:font-style="normal" style:text-underline-style="none" fo:font-weight="normal"/>
    </style:style>
    <style:style style:name="T18" style:family="text">
      <style:text-properties fo:font-variant="normal" fo:text-transform="none" fo:color="#333333" fo:letter-spacing="normal" fo:font-style="normal" style:text-underline-style="none" fo:font-weight="normal"/>
    </style:style>
    <style:style style:name="T19" style:family="text">
      <style:text-properties fo:font-variant="normal" fo:text-transform="none" fo:color="#333333" fo:font-size="10.5pt" fo:letter-spacing="normal" fo:font-style="normal" style:text-underline-style="none" fo:font-weight="normal"/>
    </style:style>
    <style:style style:name="T20" style:family="text">
      <style:text-properties fo:font-variant="normal" fo:text-transform="none" fo:letter-spacing="normal" fo:font-style="normal" style:text-underline-style="none"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HP1 — NHP1 TASK 1: WGUPS ROUTING PROGRAM</text:p>
      <text:p text:style-name="P1"/>
      <text:p text:style-name="P2">Simon Ross</text:p>
      <text:p text:style-name="P2"/>
      <text:p text:style-name="P2">Introduction:</text:p>
      <text:p text:style-name="Text_20_body"><text:tab/><text:span text:style-name="T1">The following is a write up for the NHP1 Task for WGU C-950’s final project. The assignment is to create a program that will simulate two trucks delivering 40 packages to various locations across the Salt Lake City area. The goal is to implement an algorithm that will optimize the delivery of the packages in order to save on mileage.</text:span></text:p>
      <text:p text:style-name="Text_20_body"/>
      <text:h text:style-name="P22" text:outline-level="3">A. Algorithm Review</text:h>
      <text:p text:style-name="P3"><text:tab/><text:span text:style-name="T1">The 3 algorithms covered in our textbook for this course were: Dynamic Programming, Greedy Algorithm, and Heuristics. I landed on a mix between greedy and heuristics.</text:span></text:p>
      <text:p text:style-name="Text_20_body"><text:tab/><text:span text:style-name="T11">In order to solve this problem, I used a mixture of the greedy algorithm and heuristics. When a truck is at the hub, the program searches for the optimal package at that point in time, </text:span>which is what the greedy algorithm does. After selecting the closest package, the program adopts a type of "nearest neighbor" search where packages are loaded based on a greedy proximity comparison to the previous package that was loaded. After every package has been loaded, the program runs a search on the package list for any other package going to that same address, and if found, loads them into the truck.</text:p>
      <text:p text:style-name="P3"><text:tab/>The difficult thing in adopting this algorithm is that many of the packages contain special notes or stipulations which mean that they can't simply be loaded according to the algorithm, so I chose to handle them first. Special packages get priority, which is a type of heuristic since it might not be entirely optimal, but it simplifies the solution quite a bit.</text:p>
      <text:h text:style-name="P22" text:outline-level="3">B. Overview of Program</text:h>
      <text:p text:style-name="P3"><text:tab/>- <text:span text:style-name="T12">The pseudocode section can be found written as comments in the main.py file. </text:span></text:p>
      <text:p text:style-name="P3">- <text:span text:style-name="T13">Big O Discussion:</text:span></text:p>
      <text:p text:style-name="P3"><text:span text:style-name="T13"><text:tab/></text:span><text:span text:style-name="T14">For a program this small dealing with 40 packages and less than 40 addresses, big O really doesn’t play a very big part. Most machines today wouldn’t break a sweat completing this simulation even if the Big O optimization was completely absurd. However, it is worth discussing it considering the whole idea behind this program is to be a model for a larger mail distribution operation.</text:span></text:p>
      <text:p text:style-name="P6"><text:tab/>For the most part, this program uses linear O(1) or O(log n) types of functions; however, not always. The sorting function is more complex and is most likely O(n log n), which isn’t ideal, but wont slow the program down to much. </text:p>
      <text:p text:style-name="P6"><text:tab/>The most complex function is probably the loading algorithm. The program nests a search within another loop in order to check for packages going to the same address. This is (O(N^2)), which is very bad. For a very large input, this would definitely slow the program down.</text:p>
      <text:p text:style-name="P7"><text:soft-page-break/><text:tab/>There will be a bigger discussion on this further down in the “What Would I Do Differently” section, but suffice it to say that if this was actually supposed to model a larger mail distribution service, then packages and addresses would have to be handled differently to avoid this.</text:p>
      <text:p text:style-name="P4"><text:span text:style-name="T14">- </text:span><text:span text:style-name="T13">Adaptability and Change:</text:span><text:span text:style-name="T14"><text:line-break/> <text:tab/>This program would need to undergo some changes if it was to be scaled up. Currently addresses and distances are kept in a large list of dictionaries which are matched to the packages in real time. It would become very difficult to maintain such a list on a large scale. It would probably be better to implement some GPS functions instead and track distances separately.</text:span></text:p>
      <text:p text:style-name="P8">- Efficiency and Maintainability:</text:p>
      <text:p text:style-name="P4"><text:span text:style-name="T13"><text:tab/></text:span><text:span text:style-name="T14">This program is very efficient, but not very adaptable, as discussed above. Not much maintenance is needed, and the code should be very straightforward for a new engineer to read and understand.</text:span></text:p>
      <text:p text:style-name="P8">- Self-Adjusting Data Structures</text:p>
      <text:p text:style-name="P5"><text:tab/><text:span text:style-name="T14">There will be a greater discussion on this further down.</text:span></text:p>
      <text:h text:style-name="P22" text:outline-level="3">C. Code</text:h>
      <text:p text:style-name="P3">- <text:span text:style-name="T12">View the main.py, Package.py, and distances.py files for the code</text:span></text:p>
      <text:h text:style-name="P23" text:outline-level="3">D. Data Structures</text:h>
      <text:list xml:id="list3353249480" text:style-name="L1">
        <text:list-item>
          <text:p text:style-name="P9"><text:span text:style-name="T3">P</text:span><text:span text:style-name="T2">ackages and Trucks were created as classes that held individual properties</text:span></text:p>
        </text:list-item>
        <text:list-item>
          <text:p text:style-name="P10">Addresses were kept in dictionaries with related distances between them, the address dictionaries were then incorporated into a list</text:p>
        </text:list-item>
        <text:list-item>
          <text:p text:style-name="P9"><text:span text:style-name="T2">The Packages were individually created </text:span><text:span text:style-name="T4">and then added to a List.</text:span></text:p>
        </text:list-item>
      </text:list>
      <text:p text:style-name="P11"/>
      <text:p text:style-name="P12"><text:tab/>The benefits of using the data structures in the way that I did was that it was very easy to access each individual truck, package, and address, and it was also very easy to handle the relationships between them. For instance, getting the distance between two packages was easily done by using the package ID’s as a key for the list, then pulling the addresses out of those packages and using them as keys in the address dictionaries in order to get the distance numbers.</text:p>
      <text:p text:style-name="P12"><text:tab/>In a sense, all of the important data elements: trucks, addresses, and packages, were nested in each other. Packages stored address lists, package lists store packages, and trucks store package lists.</text:p>
      <text:h text:style-name="P23" text:outline-level="3">E. Hash Table Discussion</text:h>
      <text:p text:style-name="P3"><text:span text:style-name="T3"><text:tab/>- </text:span><text:span text:style-name="T4">I used classes nested in List objects with the package ID’s as keys. For more information about this, you can examine the code in main.py, distances.py, and Packages.py</text:span></text:p>
      <text:h text:style-name="P23" text:outline-level="3"><text:soft-page-break/>F. Look-up Function</text:h>
      <text:p text:style-name="P3"><text:span text:style-name="T3"><text:tab/>- </text:span><text:span text:style-name="T4">see main.py</text:span></text:p>
      <text:h text:style-name="P23" text:outline-level="3">G. Interface Explanation</text:h>
      <text:p text:style-name="P3"><text:span text:style-name="T3">- </text:span><text:span text:style-name="T5">The program is a console application, so you will control the simulation by entering input into the console when prompted.</text:span></text:p>
      <text:list xml:id="list4138022347" text:style-name="L2">
        <text:list-item>
          <text:p text:style-name="P14"><text:span text:style-name="T2">The program provides to options at start: 1 to start, or press 2 to exit.</text:span></text:p>
        </text:list-item>
        <text:list-item>
          <text:p text:style-name="P14"><text:span text:style-name="T2">Pressing ‘1’ triggers the program to start, and prompts a new menu where the user will have the following options:</text:span></text:p>
          <text:list>
            <text:list-item>
              <text:p text:style-name="P14"><text:span text:style-name="T2">Advance the program one hour</text:span></text:p>
            </text:list-item>
            <text:list-item>
              <text:p text:style-name="P14"><text:span text:style-name="T2">View truck status</text:span></text:p>
            </text:list-item>
            <text:list-item>
              <text:p text:style-name="P14"><text:span text:style-name="T2">View all packages</text:span></text:p>
            </text:list-item>
            <text:list-item>
              <text:p text:style-name="P14"><text:span text:style-name="T2">Look up a specific package.</text:span></text:p>
            </text:list-item>
          </text:list>
        </text:list-item>
        <text:list-item>
          <text:p text:style-name="P14"><text:span text:style-name="T2">Every time you advance the simulation, the program will print each trucks status giving the user an update on which packages have been delivered, and which are still in transit.</text:span></text:p>
        </text:list-item>
        <text:list-item>
          <text:p text:style-name="P14"><text:span text:style-name="T2">The user will continue to access the menu until the program has advanced to the point where all packages have been delivered. At that point, the program will print a completion message and print all packages logistics.</text:span></text:p>
        </text:list-item>
      </text:list>
      <text:h text:style-name="P23" text:outline-level="3">H. Running Code</text:h>
      <text:list xml:id="list1616399795" text:style-name="L6">
        <text:list-header>
          <text:p text:style-name="P19"><text:span text:style-name="T2">- Screenshots are attached in the folder called ‘Screenshots’</text:span></text:p>
        </text:list-header>
        <text:list-item>
          <text:p text:style-name="P20"><text:span text:style-name="T2">‘Start’ shows the opening of the program</text:span></text:p>
        </text:list-item>
        <text:list-item>
          <text:p text:style-name="P21"><text:span text:style-name="T2">‘check1’ shows the </text:span><text:span text:style-name="T20">package status of all packages at a time between 8:35 a.m. and 9:25 a.m.</text:span></text:p>
        </text:list-item>
        <text:list-item>
          <text:p text:style-name="P21"><text:span text:style-name="T20">‘check2’ shows the package status of all packages at a time between 9:35 a.m. and 10:25 a.m.</text:span></text:p>
        </text:list-item>
        <text:list-item>
          <text:p text:style-name="P21"><text:span text:style-name="T20">‘check3’ shows the package status of all packages at a time between 12:03 p.m. and 1:12 p.m.</text:span></text:p>
        </text:list-item>
        <text:list-item>
          <text:p text:style-name="P21"><text:span text:style-name="T20">‘complete’ shows the program on completion</text:span></text:p>
        </text:list-item>
      </text:list>
      <text:h text:style-name="P23" text:outline-level="3"/>
      <text:h text:style-name="P23" text:outline-level="3">PART 2.</text:h>
      <text:h text:style-name="P24" text:outline-level="3"><text:span text:style-name="T3">I. Algorithm Justification and Further Discussion</text:span></text:h>
      <text:p text:style-name="P15"><text:span text:style-name="T6"><text:tab/>I think one of the greatest strengths of the greedy algorithm is that it is very simple and takes very little computation to complete. Also, the algorithm isn’t concerned with any other variables than where you’re at and where you’re going, so it’s incredibly adaptable, and again, simple. </text:span></text:p>
      <text:p text:style-name="P15"><text:soft-page-break/><text:span text:style-name="T6"><text:tab/></text:span><text:span text:style-name="T7">However, in this particular simulation, there is extra overhead because of the data structure the addresses were chosen to be stored in. The basic algorithm works just fine. It is easy to pick the closest location provided you run a sort on the package list early on, and this doesn’t create a lot of overhead. But when the time comes to search for any extra packages to bring to the same address, the program needs to loop through both the package list and the address list every time, and that creates quite a bit of overhead.</text:span></text:p>
      <text:p text:style-name="P15"><text:span text:style-name="T7"><text:tab/>Other algorithms that could be useful here could be the “</text:span><text:span text:style-name="T8">Ways to Cover a Distance”</text:span><text:span text:style-name="T7"> algorithm, if the data structures were modified slightly, and possibly some form of the Shortest Path algorithm if we implemented a graph structure instead of the current data model. The Shortest Path algorithm is the most interesting of these two in that it would probably be more efficient than the greedy algorithm. The greedy algorithm only concerns itself with whether or not the next location is the best location for that point in time whereas the Shortest Path algorithm is more concerned with finding the optimal path to cross </text:span><text:span text:style-name="T15">all</text:span><text:span text:style-name="T7"> the vertices in a matrix. However, this does create more overhead.</text:span></text:p>
      <text:p text:style-name="P15"><text:span text:style-name="T7"><text:tab/>The “</text:span><text:span text:style-name="T8">Ways to Cover a Distance” could be useful for this model in that it would identify all possible routes the trucks could take, and then we could simply choose the one that returned the best result. However, this algorithm often has an exponential time complexity (O^xn) which can be absolutely crippling to the performance of a program.</text:span></text:p>
      <text:h text:style-name="P23" text:outline-level="3">J. What Would I Do Differently?</text:h>
      <text:p text:style-name="P3"><text:span text:style-name="T3"><text:tab/></text:span><text:span text:style-name="T9">If I had to do this project again, I would consider the following things:</text:span></text:p>
      <text:list xml:id="list1346751027" text:style-name="L4">
        <text:list-item>
          <text:p text:style-name="P16"><text:span text:style-name="T2">I would want a different data structure for my address book. It was difficult at times to match addresses to packages and calculate distance. I’m not entirely sure what I would choose to do instead, because each package needed to be able to reference the distance between all other packages though.</text:span></text:p>
        </text:list-item>
        <text:list-item>
          <text:p text:style-name="P16"><text:span text:style-name="T2">I would probably do more calculations before the program started to group the packages into even smaller lists. The greedy algorithm isn’t bad at all if you do a bunch of the work before hand. For example, you’re more likely to get an optimal outcome if the greedy algorithm is selecting the route between 10 packages in one Salt Lake suburb versus 100 packages across the entire valley.</text:span></text:p>
        </text:list-item>
      </text:list>
      <text:h text:style-name="P23" text:outline-level="3">K. Data Structures Further Discussion</text:h>
      <text:list xml:id="list2362504108" text:style-name="L5">
        <text:list-item>
          <text:p text:style-name="P17"><text:span text:style-name="T3">T</text:span><text:span text:style-name="T2">he data structures used for this simulation were:</text:span></text:p>
          <text:list>
            <text:list-item>
              <text:p text:style-name="P17"><text:span text:style-name="T2">A Package class with the following properties: id, delivery address, deadline, status, notes, a dictionary containing all references to other addresses and distances, the time the package was delivered, city, zip code, and weight.</text:span></text:p>
            </text:list-item>
            <text:list-item>
              <text:p text:style-name="P17"><text:span text:style-name="T2">A list containing the Package class identified by the primary key (package id)</text:span></text:p>
            </text:list-item>
            <text:list-item>
              <text:p text:style-name="P17"><text:span text:style-name="T2">A Truck class containing the following properties: inventory list, speed, miles traveled, count, name, earmarked package list, time.</text:span></text:p>
            </text:list-item>
          </text:list>
        </text:list-item>
      </text:list>
      <text:p text:style-name="P18"><text:soft-page-break/><text:span text:style-name="T2"><text:tab/>The address/distance matrix was loaded into a dictionary, which was stored in the package class, which was stored in an inventory list, which was stored in the Truck object. In this way, all data connected and interfaced with each other in an easy and organic way. </text:span></text:p>
      <text:p text:style-name="P18"><text:span text:style-name="T2"><text:tab/>It was easy and efficient to get any individual package or address at any point in the program, and those searches should’ve never exceeded a linear time complexity. Again, the linear nature of the overhead due to this data model means that no matter how many packages you add to the program, the overhead should remain manageable. </text:span></text:p>
      <text:p text:style-name="P18"><text:span text:style-name="T2"><text:tab/>There is only one issue with overhead and this data model, which has been mentioned multiple times by now, and that is the overhead that occurs when the algorithm looks for packages that are going to the same location as another previously selected package. In this case the time complexity becomes (O^2), which is better than (O^n), but is still not ideal.</text:span></text:p>
      <text:p text:style-name="P18"><text:span text:style-name="T2"/></text:p>
      <text:h text:style-name="P23" text:outline-level="3">L. Sources and References</text:h>
      <text:p text:style-name="P3"><text:span text:style-name="T3"><text:tab/></text:span><text:span text:style-name="T10">The only source used for this assignment has been the provided U-certify textbook for the course:</text:span></text:p>
      <text:p text:style-name="P3"><text:span text:style-name="T10"><text:tab/></text:span><text:span text:style-name="T16">Roman Lysecky, F. V. (2018). C950: Data Structures and Algorithms II. zyBooks.</text:span></text:p>
      <text:h text:style-name="P23" text:outline-level="3"><tex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ato" svg:font-family="Lato, Arial, sans-serif"/>
    <style:font-face style:name="Lato1" svg:font-family="Lato, arial, sans-serif"/>
    <style:font-face style:name="Lohit Devanagari1" svg:font-family="'Lohit Devanagari'"/>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30T14:21:20.421450675</meta:creation-date>
    <dc:date>2019-05-01T09:04:33.042550100</dc:date>
    <meta:editing-duration>PT19M23S</meta:editing-duration>
    <meta:editing-cycles>4</meta:editing-cycles>
    <meta:generator>LibreOffice/6.0.7.3$Linux_X86_64 LibreOffice_project/00m0$Build-3</meta:generator>
    <meta:document-statistic meta:table-count="0" meta:image-count="0" meta:object-count="0" meta:page-count="5" meta:paragraph-count="71" meta:word-count="1803" meta:character-count="10490" meta:non-whitespace-character-count="8745"/>
  </office:meta>
</office:document-meta>
</file>